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prefix="(" style:num-suffix=")" style:num-format="1">
        <style:list-level-properties text:space-before="0.25in" text:min-label-width="0.281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0" style:family="paragraph">
      <style:paragraph-properties fo:break-before="page"/>
      <style:text-properties style:font-name="Arial"/>
    </style:style>
    <style:style style:name="P2" style:parent-style-name="Standard" style:family="paragraph">
      <style:text-properties style:font-name="Arial"/>
    </style:style>
    <style:style style:name="P3" style:parent-style-name="Standard" style:family="paragraph">
      <style:text-properties style:font-name="Arial"/>
    </style:style>
    <style:style style:name="P4" style:parent-style-name="Standard" style:family="paragraph">
      <style:text-properties style:font-name="Arial"/>
    </style:style>
    <style:style style:name="P5" style:parent-style-name="Standard" style:family="paragraph">
      <style:text-properties style:font-name="Arial"/>
    </style:style>
    <style:style style:name="P6" style:parent-style-name="Standard" style:family="paragraph">
      <style:text-properties style:font-name="Arial"/>
    </style:style>
    <style:style style:name="P7" style:parent-style-name="Standard" style:family="paragraph">
      <style:paragraph-properties fo:text-align="justify"/>
      <style:text-properties style:font-name="Arial"/>
    </style:style>
    <style:style style:name="P8" style:parent-style-name="Standard" style:family="paragraph">
      <style:paragraph-properties fo:text-align="justify"/>
      <style:text-properties style:font-name="Arial"/>
    </style:style>
    <style:style style:name="P9" style:parent-style-name="Listenabsatz" style:list-style-name="LFO1" style:family="paragraph">
      <style:paragraph-properties fo:text-align="justify"/>
      <style:text-properties style:font-name="Arial"/>
    </style:style>
    <style:style style:name="P10" style:parent-style-name="Listenabsatz" style:list-style-name="LFO1" style:family="paragraph">
      <style:paragraph-properties fo:text-align="justify"/>
    </style:style>
    <style:style style:name="T11" style:parent-style-name="Absatz-Standardschriftart" style:family="text">
      <style:text-properties style:font-name="Arial"/>
    </style:style>
    <style:style style:name="T12" style:parent-style-name="Absatz-Standardschriftart" style:family="text">
      <style:text-properties style:font-name="Arial"/>
    </style:style>
    <style:style style:name="T13" style:parent-style-name="Absatz-Standardschriftart" style:family="text">
      <style:text-properties style:font-name="Arial"/>
    </style:style>
    <style:style style:name="T14" style:parent-style-name="Absatz-Standardschriftart" style:family="text">
      <style:text-properties style:font-name="Arial"/>
    </style:style>
    <style:style style:name="P15" style:parent-style-name="Standard" style:family="paragraph">
      <style:paragraph-properties fo:text-align="justify" fo:margin-left="0.25in">
        <style:tab-stops/>
      </style:paragraph-properties>
      <style:text-properties style:font-name="Arial"/>
    </style:style>
    <style:style style:name="P16" style:parent-style-name="Standard" style:family="paragraph">
      <style:paragraph-properties fo:text-align="justify"/>
      <style:text-properties style:font-name="Arial"/>
    </style:style>
    <style:style style:name="P17" style:parent-style-name="Standard" style:family="paragraph">
      <style:text-properties style:font-name="Arial"/>
    </style:style>
    <style:style style:name="P18" style:parent-style-name="Standard" style:family="paragraph">
      <style:text-properties style:font-name="Arial"/>
    </style:style>
  </office:automatic-styles>
  <office:body>
    <office:text text:use-soft-page-breaks="true">
      <text:p text:style-name="P1">Computer begegnen uns täglich im Alltag. Die Wissenschaft, die sich mit ihnen beschäftigt, wächst exponentiell. Können Computer so intelligent wie Menschen sein? Wer übernimmt die Verantwortung, wenn es soweit kommt?</text:p>
      <text:p text:style-name="P2"/>
      <text:p text:style-name="P3">Künstliche Intelligenz (KI) bezeichnet den Versuch, spezifische, menschliche Verhaltensweisen, vor allem die Intelligenz, maschinell nachzuahmen. Im besten Fall den Menschen in seinen Fähigkeiten zu übertreffen. Hierbei verbindet die KI computerwissenschaftliche und kognitionswissenschaftliche Forschung.</text:p>
      <text:p text:style-name="P4">Es geht nicht nur um rationale und rationelle Fertigkeiten des Menschen, sondern auch um die Nachahmung menschlichen Empfindens, Erkennens und Wahrnehmens.</text:p>
      <text:p text:style-name="P5">Wenn man den Begriff KI näher definiert, muss man zwischen zwei verschiedenen Arten unterscheiden: der starken und der schwachen KI. Die schwache KI wurde für bestimmte Anwendungsdomänen entwickelt. Ein Computer probiert, Intelligenz zu simulieren. Im Gegensatz dazu verleiht die starke KI Computern intellektuelle Fähigkeiten, wie z.B. logisches Denken, Treffen von Entscheidungen bei Unsicherheit, Planen, Lernen, Kommunikation in natürlicher Sprache. Für ein als gelungen angesehenes Ergebnis soll eine starke KI all diese Fertigkeiten miteinander verbinden. Er soll natürliche Kreativität und Emotionen nachbilden, gleichzeitig Bewusstsein bzw. Selbstbewusstsein entwickeln.</text:p>
      <text:p text:style-name="P6">Die KI wird in unterschiedlichsten Bereichen angewendet. Viele davon begegnen uns regelmäßig im Alltag. Grundsätzlich lassen sich die Anwendungsbereiche in drei Kerndisziplinen aufteilen. Zuerst zu nennen sind Expertensysteme, die für Maschinen in Medizin, Forschung, Militär, Ausbildung und Ingenieurwissenschaften angewandt werden. Außerdem gibt es die Verarbeitung natürlicher Sprachen, welche sich mit dem Übersetzen, Erkennen und Wiedergeben auseinandersetzt. Die 3. große Kerndisziplin ist die Robotik, die den Menschen z.B. in der Industrie teilweise ersetzt.</text:p>
      <text:p text:style-name="P7">Die Geburtsstunde der KI liegt in dem 1947 von Alan Turing veröffentlichten Aufsatz „Intelligent Machinery“. Nach ihm ist ein Test zum Nachweis starker künstlicher Intelligenz benannt, dem Turing Test.<text:s/>Bei diesem Test sind zwei Menschen und eine Maschine beteiligt. In einem Raum befindet sich eine Person, die<text:s/>nur über Tastatur und Bildschirm<text:s/>entweder mit einer Maschine oder einem Menschen kommuniziert, ohne zu wissen, wann sie mit wem redet. Das Ziel ist es dies durch geschicktes Fragen herauszufinden. Wenn die Wahrscheinlichkeit der korrekten Identifikation bei 50% liegt, dann<text:s/>gilt die Versuchsperson<text:s/>als durch den Computer getäuscht und<text:s/>der Computer<text:s/>hat<text:s/>den Turing-Test bestanden. <text:s/>Es besteht eine große Diskussion darüber, inwiefern dieser Test sinnvoll ist. Dafür spricht, dass<text:s/>in vielerlei Hinsicht eine menschliche Intelligenz getestet werden kann, da eine Vielzahl von Wissensbereichen einbezogen werden. Es geht dabei nicht nur um Wissen über die Welt, sondern vielmehr auch um soziale und emotionale Reaktionen bis hin zu religiösen Einstellungen. Ein weiterer positiver Punkt ist, dass dem Computer bei dem Test Flexibilität und Anpassungsfähigkeit abverlangt werden, schließlich muss er mit dem plötzlichen Wechsel zwischen Situationen z.B. dem Wechsel der Unterhaltung über das Wetter zu Witzen auseinandersetzen.<text:s/>Jedoch gab es von Beginn des Tests an Schwierigkeiten. Es ist möglich Computerprogramme genauso zu programmieren, dass sie auf die meisten Fragen antworten können. Wenn sie keine Antwort kennen, dann antworten sie mit Gegenfragen oder wenden Ablenkungsmanöver an. Damit sind wir bei einem grundsätzlichen Problem der Definition des Begriffes der künstlichen Intelligenz. Was bedeutet eigentlich Intelligenz? Wie kann man sie<text:s/>nachweisen?<text:s/></text:p>
      <text:p text:style-name="P8">Der Duden definiert Intelligenz<text:s/>als</text:p>
      <text:list text:style-name="LFO1" text:continue-numbering="true">
        <text:list-item>
          <text:p text:style-name="P9">Fähigkeit abstrakt und vernünftig zu denken und daraus<text:s/>zweckvolles Handeln abzuleiten;</text:p>
        </text:list-item>
        <text:list-item>
          <text:p text:style-name="P10"><text:span text:style-name="T11">Grundlage der Intellektualität. D</text:span><text:span text:style-name="T12">azu gehören</text:span><text:s/><text:span text:style-name="T13">wissenschaftliche, künstlerische, religiöse, literarische und journalistische Tätigkeiten.</text:span><text:span text:style-name="T14"><text:s/></text:span></text:p>
        </text:list-item>
      </text:list>
      <text:p text:style-name="P15">Dass der erste Punkt bereits verwirklichbar ist, zeigte schon im Jahre 1997 der<text:s/><text:soft-page-break/>Supercomputer von IBM, der im Schachduell gegen den Weltmeister Garry Kasparov gewann. Schon damals war die Maschine dazu fähig 200 Positionen pro Sekunde zu berechnen.<text:s/>Der Begriff der Intellektualität wurde damals noch nicht betrachtet. 2014 ist<text:s/>die Wissenschaft weiter fortgeschritten.<text:s/>Das<text:s/>Google-Programm<text:s/>GoogleNet<text:s/>beschreibt präzise in ganzen Sätzen, was auf Fotos zu sehen ist.<text:s/><text:s/>Der Nahrungsmittelkonzern Nestlé hat 1000 sprechende Roboter namens Pepper in seinen Kaffeeläden in Japan<text:s/>als Verkäufer<text:s/>eingesetzt.<text:s/><text:s/>Auch hier ist die erste<text:s/>Bedingung der Definition von Intelligenz erfüllt: sowohl das Google-Programm, als auch der Roboter benötigt die Fähigkeit abstrakt zu denken und anschließend zweckvoll zu handeln, um die gestellte Aufgabe zu erfüllen.<text:s/>Doch erfüllt solch ein<text:s/>Google-Programm<text:s/>auch die 2. Eigenschaft? Kann<text:s/>man es als intellektuell bezeichnen, weil es Kunst erkennt, interpretiert und literarisch auswertet? Ein weiteres Beispiel, auch von Google entwickelt, ist das Programm „Deep Dream“. Dieses Programm ist dazu fähig, bereits vorhandene Bilder zu verändern, sodass sie einen neuen Eindruck vermitteln bzw. bestimmte Stimmungen wiederzugeben. <text:s/>An dieser Stelle liegt die Frage nahe, inwiefern der Computer selbst als Künstler oder<text:s/>Schöpfer angesehen werden kann und damit auch intellektuelle Eigenschaften besitzt. Unserer Meinung nach</text:p>
      <text:p text:style-name="P16"/>
      <text:p text:style-name="P17"/>
      <text:p text:style-name="P1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prefix="(" style:num-suffix=")" style:num-format="1">
        <style:list-level-properties text:space-before="0.25in" text:min-label-width="0.281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alf Jana</meta:initial-creator>
    <dc:creator>Ralf Jana</dc:creator>
    <meta:creation-date>2015-08-05T11:11:00Z</meta:creation-date>
    <dc:date>2015-08-05T14:00:00Z</dc:date>
    <meta:template xlink:href="Normal" xlink:type="simple"/>
    <meta:editing-cycles>11</meta:editing-cycles>
    <meta:editing-duration>PT0S</meta:editing-duration>
    <meta:document-statistic meta:page-count="2" meta:paragraph-count="10" meta:word-count="739" meta:character-count="5390" meta:row-count="38" meta:non-whitespace-character-count="4661"/>
  </office:meta>
</office:document-meta>
</file>